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ackground-color="#99ffff">
        <style:background-image/>
      </style:paragraph-properties>
    </style:style>
    <style:style style:name="T1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ve Step 8: </text:p>
      <text:p text:style-name="Standard"/>
      <text:p text:style-name="Standard">@toDo : </text:p>
      <text:p text:style-name="Standard">Introdocing eVe class.</text:p>
      <text:p text:style-name="Standard"><text:tab/>Doing step 6 and 7 Back end work </text:p>
      <text:p text:style-name="Standard"><text:tab/><text:tab/>with eVe class and updated securityCheck class.</text:p>
      <text:p text:style-name="Standard"/>
      <text:p text:style-name="Standard"><text:tab/>Back end</text:p>
      <text:p text:style-name="Standard"><text:tab/><text:tab/>Receive a package (request)</text:p>
      <text:p text:style-name="Standard"><text:tab/><text:tab/><text:tab/>Security check <text:s/>package</text:p>
      <text:p text:style-name="Standard"><text:tab/><text:tab/><text:tab/>Validate request</text:p>
      <text:p text:style-name="P1"><text:tab/><text:tab/><text:tab/>Process request<text:tab/></text:p>
      <text:p text:style-name="Standard"><text:tab/><text:tab/><text:tab/>Configure response</text:p>
      <text:p text:style-name="Standard"><text:tab/><text:tab/><text:tab/>Pack response</text:p>
      <text:p text:style-name="Standard"><text:tab/><text:tab/><text:tab/>Transport response (package)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0-23T21:41:45.12</meta:creation-date>
    <dc:date>2018-03-06T21:00:28.71</dc:date>
    <meta:editing-duration>P1DT56M45S</meta:editing-duration>
    <meta:editing-cycles>32</meta:editing-cycles>
    <meta:generator>OpenOffice/4.1.4$Win32 OpenOffice.org_project/414m5$Build-9788</meta:generator>
    <dc:creator>Kevin Yilmaz</dc:creator>
    <meta:document-statistic meta:table-count="0" meta:image-count="0" meta:object-count="0" meta:page-count="1" meta:paragraph-count="13" meta:word-count="43" meta:character-count="295"/>
  </office:meta>
</office:document-meta>
</file>